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2000002CF62078C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87cm" svg:y="0cm" svg:width="21.459cm" svg:height="11.326cm" draw:z-index="0"><draw:image xlink:href="Pictures/1000000100000552000002CF62078C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5:55:12.988000000</meta:creation-date>
    <dc:date>2024-10-29T15:56:23.089000000</dc:date>
    <meta:editing-duration>PT1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